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918cm" table:align="margins"/>
    </style:style>
    <style:style style:name="Tabelle1.A" style:family="table-column">
      <style:table-column-properties style:column-width="18.918cm" style:rel-column-width="65535*"/>
    </style:style>
    <style:style style:name="Tabelle1.A1" style:family="table-cell">
      <style:table-cell-properties fo:background-color="#e6e6e6" fo:padding="0.097cm" fo:border="0.002cm solid #000000">
        <style:background-image/>
      </style:table-cell-properties>
    </style:style>
    <style:style style:name="Tabel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8.918cm" table:align="margins"/>
    </style:style>
    <style:style style:name="Tabelle2.A" style:family="table-column">
      <style:table-column-properties style:column-width="18.918cm" style:rel-column-width="65535*"/>
    </style:style>
    <style:style style:name="Tabelle2.A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8.918cm" table:align="margins"/>
    </style:style>
    <style:style style:name="Tabelle3.A" style:family="table-column">
      <style:table-column-properties style:column-width="18.918cm" style:rel-column-width="65535*"/>
    </style:style>
    <style:style style:name="Tabelle3.A1" style:family="table-cell">
      <style:table-cell-properties fo:background-color="#e6e6e6" fo:padding="0.097cm" fo:border="0.002cm solid #000000">
        <style:background-image/>
      </style:table-cell-properties>
    </style:style>
    <style:style style:name="Tabel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8.918cm" table:align="margins"/>
    </style:style>
    <style:style style:name="Table13.A" style:family="table-column">
      <style:table-column-properties style:column-width="18.918cm" style:rel-column-width="65535*"/>
    </style:style>
    <style:style style:name="Table13.A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8.918cm" table:align="margins"/>
    </style:style>
    <style:style style:name="Table11.A" style:family="table-column">
      <style:table-column-properties style:column-width="18.918cm" style:rel-column-width="65535*"/>
    </style:style>
    <style:style style:name="Table11.A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8.918cm" fo:break-before="auto" fo:break-after="auto" table:align="margins"/>
    </style:style>
    <style:style style:name="Tabelle5.A" style:family="table-column">
      <style:table-column-properties style:column-width="18.918cm" style:rel-column-width="65535*"/>
    </style:style>
    <style:style style:name="Tabelle5.A1" style:family="table-cell">
      <style:table-cell-properties fo:background-color="#e6e6ff" fo:padding="0.097cm" fo:border="0.002cm solid #000000">
        <style:background-image/>
      </style:table-cell-properties>
    </style:style>
    <style:style style:name="Tabel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8.918cm" table:align="margins"/>
    </style:style>
    <style:style style:name="Tabelle6.A" style:family="table-column">
      <style:table-column-properties style:column-width="18.918cm" style:rel-column-width="65535*"/>
    </style:style>
    <style:style style:name="Tabelle6.A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8.918cm" table:align="margins"/>
    </style:style>
    <style:style style:name="Tabelle7.A" style:family="table-column">
      <style:table-column-properties style:column-width="18.918cm" style:rel-column-width="65535*"/>
    </style:style>
    <style:style style:name="Tabelle7.A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8.918cm" table:align="margins"/>
    </style:style>
    <style:style style:name="Tabelle8.A" style:family="table-column">
      <style:table-column-properties style:column-width="18.918cm" style:rel-column-width="65535*"/>
    </style:style>
    <style:style style:name="Tabelle8.A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8.918cm" table:align="margins"/>
    </style:style>
    <style:style style:name="Tabelle9.A" style:family="table-column">
      <style:table-column-properties style:column-width="18.918cm" style:rel-column-width="65535*"/>
    </style:style>
    <style:style style:name="Tabelle9.A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8.918cm" table:align="margins"/>
    </style:style>
    <style:style style:name="Table1.A" style:family="table-column">
      <style:table-column-properties style:column-width="18.918cm" style:rel-column-width="65535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8.918cm" table:align="margins"/>
    </style:style>
    <style:style style:name="Table9.A" style:family="table-column">
      <style:table-column-properties style:column-width="18.918cm" style:rel-column-width="65535*"/>
    </style:style>
    <style:style style:name="Table9.A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8.918cm" table:align="margins"/>
    </style:style>
    <style:style style:name="Table12.A" style:family="table-column">
      <style:table-column-properties style:column-width="18.918cm" style:rel-column-width="65535*"/>
    </style:style>
    <style:style style:name="Table12.A1" style:family="table-cell">
      <style:table-cell-properties fo:padding="0.097cm" fo:border="0.002cm solid #000000"/>
    </style:style>
    <style:style style:name="Table2" style:family="table">
      <style:table-properties style:width="18.918cm" table:align="margins"/>
    </style:style>
    <style:style style:name="Table2.A" style:family="table-column">
      <style:table-column-properties style:column-width="18.918cm" style:rel-column-width="65535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8.918cm" table:align="margins"/>
    </style:style>
    <style:style style:name="Table10.A" style:family="table-column">
      <style:table-column-properties style:column-width="18.918cm" style:rel-column-width="65535*"/>
    </style:style>
    <style:style style:name="Table10.A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8.918cm" table:align="margins"/>
    </style:style>
    <style:style style:name="Table4.A" style:family="table-column">
      <style:table-column-properties style:column-width="18.918cm" style:rel-column-width="65535*"/>
    </style:style>
    <style:style style:name="Table4.A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8.918cm" table:align="margins"/>
    </style:style>
    <style:style style:name="Table3.A" style:family="table-column">
      <style:table-column-properties style:column-width="18.918cm" style:rel-column-width="65535*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8.918cm" table:align="margins"/>
    </style:style>
    <style:style style:name="Table6.A" style:family="table-column">
      <style:table-column-properties style:column-width="18.918cm" style:rel-column-width="65535*"/>
    </style:style>
    <style:style style:name="Table6.A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8.918cm" table:align="margins"/>
    </style:style>
    <style:style style:name="Table5.A" style:family="table-column">
      <style:table-column-properties style:column-width="18.918cm" style:rel-column-width="65535*"/>
    </style:style>
    <style:style style:name="Table5.A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8.918cm" table:align="margins"/>
    </style:style>
    <style:style style:name="Table7.A" style:family="table-column">
      <style:table-column-properties style:column-width="18.918cm" style:rel-column-width="65535*"/>
    </style:style>
    <style:style style:name="Table7.A1" style:family="table-cell">
      <style:table-cell-properties fo:padding="0.097cm" fo:border="0.002cm solid #000000"/>
    </style:style>
    <style:style style:name="Table14" style:family="table">
      <style:table-properties style:width="18.918cm" table:align="margins"/>
    </style:style>
    <style:style style:name="Table14.A" style:family="table-column">
      <style:table-column-properties style:column-width="18.918cm" style:rel-column-width="65535*"/>
    </style:style>
    <style:style style:name="Table14.A1" style:family="table-cell">
      <style:table-cell-properties fo:padding="0.097cm" fo:border="0.002cm solid #000000"/>
    </style:style>
    <style:style style:name="Table15" style:family="table">
      <style:table-properties style:width="18.918cm" table:align="margins"/>
    </style:style>
    <style:style style:name="Table15.A" style:family="table-column">
      <style:table-column-properties style:column-width="18.918cm" style:rel-column-width="65535*"/>
    </style:style>
    <style:style style:name="Table15.A1" style:family="table-cell">
      <style:table-cell-properties fo:padding="0.097cm" fo:border="0.002cm solid #000000"/>
    </style:style>
    <style:style style:name="Table8" style:family="table">
      <style:table-properties style:width="18.918cm" table:align="margins"/>
    </style:style>
    <style:style style:name="Table8.A" style:family="table-column">
      <style:table-column-properties style:column-width="18.918cm" style:rel-column-width="65535*"/>
    </style:style>
    <style:style style:name="Table8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Courier New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/>
    </style:style>
    <style:style style:name="P6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fo:color="#0000ff" style:font-name="Courier New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Courier New"/>
    </style:style>
    <style:style style:name="P9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10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use-window-font-color="true" style:font-name="Courier New"/>
    </style:style>
    <style:style style:name="P12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fo:color="#0000ff" style:font-name="Courier New"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14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15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/>
    </style:style>
    <style:style style:name="P16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 fo:font-size="12p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ff"/>
    </style:style>
    <style:style style:name="T2" style:family="text">
      <style:text-properties fo:color="#0000ff" style:text-underline-style="none"/>
    </style:style>
    <style:style style:name="T3" style:family="text">
      <style:text-properties fo:color="#0000ff" fo:font-weight="normal" style:font-weight-asian="normal" style:font-weight-complex="normal"/>
    </style:style>
    <style:style style:name="T4" style:family="text">
      <style:text-properties fo:color="#00ae00"/>
    </style:style>
    <style:style style:name="T5" style:family="text">
      <style:text-properties fo:color="#00ae00"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color="#00ff00"/>
    </style:style>
    <style:style style:name="T9" style:family="text">
      <style:text-properties fo:color="#23ff23"/>
    </style:style>
    <style:style style:name="T10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WDL2BPEL</text:p>
      <text:p text:style-name="P1"/>
      <text:p text:style-name="P2">1. Basic transformations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8">&lt;workflow name=“<text:span text:style-name="T1">NCName</text:span>“ id=“<text:span text:style-name="T1">ID</text:span>“&gt;</text:p>
          </table:table-cell>
        </table:table-row>
        <table:table-row>
          <table:table-cell table:style-name="Tabelle1.A2" office:value-type="string">
            <text:p text:style-name="P5">&lt;process name=“<text:span text:style-name="T1">NCName</text:span>“</text:p>
            <text:p text:style-name="P5"><text:s/>targetNamespace="http://decidr.de/<text:span text:style-name="T5">tenantName</text:span>/processes/<text:span text:style-name="T2">NCName</text:span>"</text:p>
            <text:p text:style-name="P5"><text:s/>xmlns="http://docs.oasis-pen.org/wsbpel/2.0/process/executable" </text:p>
            <text:p text:style-name="P5"><text:s/>xmlns:xsd="http://www.w3.org/2001/XMLSchema" </text:p>
            <text:p text:style-name="P5"><text:s/>queryLanguage="urn:oasis:names:tc:wsbpel:2.0:sublang:xpath1.0"</text:p>
            <text:p text:style-name="P5"><text:s/>expressionLanguage="urn:oasis:names:tc:wsbpel:2.0:sublang:xpath1.0"</text:p>
            <text:p text:style-name="P5"><text:s/>suppressJoinFailure="no"</text:p>
            <text:p text:style-name="P5"><text:s/>exitOnStandardFault="no"&gt;</text:p>
          </table:table-cell>
        </table:table-row>
      </table:table>
      <text:p text:style-name="P1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9">&lt;description&gt;</text:p>
            <text:p text:style-name="P9"><text:s text:c="3"/><text:span text:style-name="T1">any content</text:span></text:p>
            <text:p text:style-name="P9">&lt;/description&gt;</text:p>
          </table:table-cell>
        </table:table-row>
        <table:table-row>
          <table:table-cell table:style-name="Tabelle2.A2" office:value-type="string">
            <text:p text:style-name="P5">&lt;documentation&gt;</text:p>
            <text:p text:style-name="P5"><text:s text:c="3"/><text:span text:style-name="T1">any content</text:span></text:p>
            <text:p text:style-name="P5">&lt;/documentation&gt;</text:p>
          </table:table-cell>
        </table:table-row>
      </table:table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8">&lt;variables&gt;</text:p>
            <text:p text:style-name="P8"><text:s text:c="2"/>&lt;variable name=“<text:span text:style-name="T1">DWDLVariableName</text:span>“ </text:p>
            <text:p text:style-name="P8"><text:s text:c="3"/>type=“<text:span text:style-name="T1">QName</text:span>“</text:p>
            <text:p text:style-name="P8"><text:s text:c="3"/>configurationVarialbe=“<text:span text:style-name="T1">yes|no</text:span>“ /&gt;</text:p>
            <text:p text:style-name="P8">&lt;/variables&gt; <text:s text:c="5"/></text:p>
          </table:table-cell>
        </table:table-row>
        <table:table-row>
          <table:table-cell table:style-name="Tabelle3.A2" office:value-type="string">
            <text:p text:style-name="P5">&lt;variables&gt;</text:p>
            <text:p text:style-name="P5"><text:s text:c="2"/>&lt;variable name=“<text:span text:style-name="T1">BPELVariableName</text:span>“</text:p>
            <text:p text:style-name="P5"><text:s text:c="3"/>type=“<text:span text:style-name="T1">QName</text:span>“ /&gt;</text:p>
            <text:p text:style-name="P5">&lt;/variables&gt;</text:p>
          </table:table-cell>
        </table:table-row>
      </table:table>
      <text:p text:style-name="P1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9">&lt;roles&gt;</text:p>
            <text:p text:style-name="P9"><text:s text:c="2"/>&lt;role name=“<text:span text:style-name="T1">NCName</text:span>“&gt; </text:p>
            <text:p text:style-name="P9"><text:s text:c="4"/>&lt;actor userid=“<text:span text:style-name="T1">ID</text:span>“&gt; </text:p>
            <text:p text:style-name="P9"><text:s text:c="2"/>&lt;role&gt;</text:p>
            <text:p text:style-name="P9"><text:s text:c="2"/>&lt;actor name=“<text:span text:style-name="T1">NCName</text:span>“ userid=“<text:span text:style-name="T1">ID</text:span>“ /&gt; </text:p>
            <text:p text:style-name="P9">&lt;/role&gt;</text:p>
          </table:table-cell>
        </table:table-row>
        <table:table-row>
          <table:table-cell table:style-name="Table13.A2" office:value-type="string">
            <text:p text:style-name="P5">&lt;variable name=“<text:span text:style-name="T1">NCName</text:span>“ type=“<text:span text:style-name="T1">role</text:span>“&gt;</text:p>
            <text:p text:style-name="P5">&lt;variable name=“<text:span text:style-name="T1">NCName</text:span>“ type=“<text:span text:style-name="T1">actor</text:span>“&gt;</text:p>
          </table:table-cell>
        </table:table-row>
      </table:table>
      <text:p text:style-name="P1"/>
      <text:p text:style-name="P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9">&lt;faultHandler&gt;</text:p>
            <text:p text:style-name="P9"><text:s text:c="2"/>&lt;faultMessage&gt;</text:p>
            <text:p text:style-name="P9"><text:s text:c="6"/><text:span text:style-name="T1">any content</text:span></text:p>
            <text:p text:style-name="P9"><text:s text:c="2"/>&lt;/faultMessage&gt;</text:p>
            <text:p text:style-name="P9"><text:s text:c="2"/>&lt;informant&gt;</text:p>
            <text:p text:style-name="P9"><text:s text:c="4"/>&lt;name&gt;“<text:span text:style-name="T1">NCName|$DWDLVariableName</text:span>“&lt;/name&gt;</text:p>
            <text:p text:style-name="P9"><text:s text:c="4"/>&lt;email&gt;“<text:span text:style-name="T1">NCName|$DWDLVarialbeName</text:span>“&lt;/name&gt;</text:p>
            <text:p text:style-name="P9"><text:s text:c="2"/>&lt;/informant&gt;</text:p>
            <text:p text:style-name="P9">&lt;/faultHandler&gt; <text:s text:c="3"/></text:p>
          </table:table-cell>
        </table:table-row>
        <text:soft-page-break/>
        <table:table-row>
          <table:table-cell table:style-name="Table11.A2" office:value-type="string">
            <text:p text:style-name="P5">&lt;faultHandlers&gt;</text:p>
            <text:p text:style-name="P5"><text:s text:c="2"/>&lt;catchAll&gt;</text:p>
            <text:p text:style-name="P5"><text:s text:c="4"/>&lt;flow&gt;</text:p>
            <text:p text:style-name="P5"><text:s text:c="4"/>&lt;assign /&gt;</text:p>
            <text:p text:style-name="P5"><text:s text:c="4"/>&lt;invoke partnerLink=“<text:span text:style-name="T6">Email-WS</text:span>“</text:p>
            <text:p text:style-name="P5"><text:s text:c="5"/>operation=“<text:span text:style-name="T6">sendEmail</text:span>“</text:p>
            <text:p text:style-name="P5"><text:s text:c="5"/>inputVariable=“<text:span text:style-name="T6">faultMessage</text:span>“</text:p>
            <text:p text:style-name="P5"><text:s text:c="5"/>outputVarialbe=“<text:span text:style-name="T6">faultMessageResponse</text:span>“&gt;</text:p>
            <text:p text:style-name="P5"><text:s text:c="4"/>&lt;/flow&gt;</text:p>
            <text:p text:style-name="P5"><text:s text:c="2"/>&lt;/catchAll&gt;</text:p>
            <text:p text:style-name="P5">&lt;/faultHandlers&gt;</text:p>
          </table:table-cell>
        </table:table-row>
      </table:table>
      <text:p text:style-name="P1"/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9">&lt;startNode name=“<text:span text:style-name="T1">NCName</text:span>“ id=“<text:span text:style-name="T1">ID</text:span>“&gt;</text:p>
            <text:p text:style-name="P9"><text:s text:c="2"/>&lt;description&gt;</text:p>
            <text:p text:style-name="P9"><text:s text:c="5"/><text:span text:style-name="T1">any content</text:span></text:p>
            <text:p text:style-name="P9"><text:s text:c="2"/>&lt;/description&gt;</text:p>
            <text:p text:style-name="P9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9"><text:s text:c="2"/>&lt;sources&gt;</text:p>
            <text:p text:style-name="P9"><text:s text:c="4"/>&lt;source arcId=“<text:span text:style-name="T1">IDREF</text:span>“/&gt;</text:p>
            <text:p text:style-name="P9"><text:s text:c="2"/>&lt;/sources&gt;</text:p>
            <text:p text:style-name="P9">&lt;/startNode&gt;</text:p>
          </table:table-cell>
        </table:table-row>
        <table:table-row>
          <table:table-cell table:style-name="Tabelle5.A2" office:value-type="string">
            <text:p text:style-name="P5">&lt;receive name=“<text:span text:style-name="T1">NCName</text:span>“</text:p>
            <text:p text:style-name="P5"><text:s/>partnerLink="<text:span text:style-name="T5">tenantName</text:span>"</text:p>
            <text:p text:style-name="P5"><text:s/>operation="<text:span text:style-name="T6">startProcess</text:span>"</text:p>
            <text:p text:style-name="P5"><text:s/>variable="<text:span text:style-name="T6">startConfigurations</text:span>"</text:p>
            <text:p text:style-name="P5"><text:s/>createInstance="<text:span text:style-name="T6">yes</text:span>"&gt;</text:p>
            <text:p text:style-name="P5"><text:s text:c="3"/>&lt;documentation&gt;</text:p>
            <text:p text:style-name="P5"><text:s text:c="5"/><text:span text:style-name="T1">any content</text:span></text:p>
            <text:p text:style-name="P5"><text:s text:c="3"/>&lt;/documentation&gt;</text:p>
            <text:p text:style-name="P5"><text:s text:c="3"/>&lt;sources&gt;</text:p>
            <text:p text:style-name="P5"><text:s text:c="5"/>&lt;source linkName=“<text:span text:style-name="T1">IDREF</text:span>“ /&gt;</text:p>
            <text:p text:style-name="P5"><text:s text:c="3"/>&lt;/sources&gt;</text:p>
            <text:p text:style-name="P5">&lt;/receive&gt;</text:p>
          </table:table-cell>
        </table:table-row>
      </table:table>
      <text:p text:style-name="P1"/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9">&lt;endNode name=“<text:span text:style-name="T1">NCName</text:span>“ id=“<text:span text:style-name="T1">ID</text:span>“&gt;</text:p>
            <text:p text:style-name="P9"><text:s text:c="2"/>&lt;description&gt;</text:p>
            <text:p text:style-name="P9"><text:s text:c="5"/><text:span text:style-name="T1">any content</text:span></text:p>
            <text:p text:style-name="P9"><text:s text:c="2"/>&lt;/description&gt;</text:p>
            <text:p text:style-name="P9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9"><text:s text:c="2"/>&lt;targets&gt;</text:p>
            <text:p text:style-name="P9"><text:s text:c="4"/>&lt;target arcId=“<text:span text:style-name="T1">IDREF</text:span>“ /&gt;</text:p>
            <text:p text:style-name="P9"><text:s text:c="2"/>&lt;/targets&gt;</text:p>
            <text:p text:style-name="P9">&lt;/endNode&gt;</text:p>
          </table:table-cell>
        </table:table-row>
        <table:table-row>
          <table:table-cell table:style-name="Tabelle6.A2" office:value-type="string">
            <text:p text:style-name="P5">&lt;reply name="<text:span text:style-name="T1">NCName</text:span>"</text:p>
            <text:p text:style-name="P5"><text:s/>partnerLink="<text:span text:style-name="T5">tenantName</text:span>"</text:p>
            <text:p text:style-name="P5"><text:s/>operation="<text:span text:style-name="T6">startProcess</text:span>"</text:p>
            <text:p text:style-name="P5"><text:s/>variable=“<text:span text:style-name="T6">processResponse</text:span>“&gt;</text:p>
            <text:p text:style-name="P5"><text:s text:c="2"/>&lt;documentation&gt;</text:p>
            <text:p text:style-name="P5"><text:s text:c="5"/><text:span text:style-name="T1">any content</text:span></text:p>
            <text:p text:style-name="P5"><text:s text:c="2"/>&lt;/documentation&gt;</text:p>
            <text:p text:style-name="P5"><text:s text:c="2"/>&lt;targets&gt;</text:p>
            <text:p text:style-name="P5"><text:s text:c="4"/>&lt;target arcId=“<text:span text:style-name="T1">IDREF</text:span>“/&gt;</text:p>
            <text:p text:style-name="P5"><text:s text:c="2"/>&lt;/targets&gt;</text:p>
            <text:p text:style-name="P5"><text:soft-page-break/>&lt;/reply&gt;</text:p>
          </table:table-cell>
        </table:table-row>
      </table:table>
      <text:p text:style-name="P1"/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9">&lt;flowNode name=“<text:span text:style-name="T1">NCName</text:span>“ id=“<text:span text:style-name="T1">ID</text:span>“&gt;</text:p>
            <text:p text:style-name="P9"><text:s text:c="2"/>&lt;description&gt;</text:p>
            <text:p text:style-name="P9"><text:s text:c="5"/><text:span text:style-name="T1">any content</text:span></text:p>
            <text:p text:style-name="P9"><text:s text:c="2"/>&lt;/description&gt;</text:p>
            <text:p text:style-name="P9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9"><text:s text:c="2"/>&lt;targets&gt;</text:p>
            <text:p text:style-name="P9"><text:s text:c="4"/>&lt;target arcId=“<text:span text:style-name="T1">IDREF</text:span>“ /&gt;</text:p>
            <text:p text:style-name="P9"><text:s text:c="2"/>&lt;/targets&gt;</text:p>
            <text:p text:style-name="P9"><text:s text:c="2"/>&lt;sources&gt;</text:p>
            <text:p text:style-name="P9"><text:s text:c="4"/>&lt;source arcId=“<text:span text:style-name="T1">IDREF</text:span>“/&gt;</text:p>
            <text:p text:style-name="P9"><text:s text:c="2"/>&lt;/sources&gt;</text:p>
            <text:p text:style-name="P9"><text:s text:c="2"/>&lt;nodes&gt;</text:p>
            <text:p text:style-name="P9"><text:s text:c="4"/>...</text:p>
            <text:p text:style-name="P9"><text:s text:c="2"/>&lt;/nodes&gt;</text:p>
            <text:p text:style-name="P9"><text:s text:c="2"/>&lt;arcs&gt;</text:p>
            <text:p text:style-name="P9"><text:s text:c="4"/>&lt;arc id=“<text:span text:style-name="T3">ID</text:span>“/&gt;</text:p>
            <text:p text:style-name="P9"><text:s text:c="2"/>&lt;/arcs&gt;</text:p>
            <text:p text:style-name="P9">&lt;/flowNode&gt;</text:p>
          </table:table-cell>
        </table:table-row>
        <table:table-row>
          <table:table-cell table:style-name="Tabelle7.A2" office:value-type="string">
            <text:p text:style-name="P5">&lt;flow name=“<text:span text:style-name="T1">NCName</text:span>“&gt;</text:p>
            <text:p text:style-name="P5"><text:s text:c="2"/>&lt;documentation&gt;</text:p>
            <text:p text:style-name="P5"><text:s text:c="5"/><text:span text:style-name="T1">any content</text:span></text:p>
            <text:p text:style-name="P5"><text:s text:c="2"/>&lt;/documentation&gt;</text:p>
            <text:p text:style-name="P5"><text:s text:c="2"/>&lt;targets&gt;</text:p>
            <text:p text:style-name="P5"><text:s text:c="4"/>&lt;target linkName=“<text:span text:style-name="T1">IDREF</text:span>“/&gt;</text:p>
            <text:p text:style-name="P5"><text:s text:c="2"/>&lt;/targets&gt;</text:p>
            <text:p text:style-name="P5"><text:s text:c="2"/>&lt;sources&gt;</text:p>
            <text:p text:style-name="P5"><text:s text:c="4"/>&lt;source linkName=“<text:span text:style-name="T1">IDREF</text:span>“/&gt;</text:p>
            <text:p text:style-name="P5"><text:s text:c="2"/>&lt;/sources&gt;</text:p>
            <text:p text:style-name="P5"><text:s text:c="2"/>&lt;links&gt;</text:p>
            <text:p text:style-name="P5"><text:s text:c="4"/>&lt;link name=“<text:span text:style-name="T1">ID</text:span>“/&gt;</text:p>
            <text:p text:style-name="P5"><text:s text:c="2"/>&lt;/links&gt;</text:p>
            <text:p text:style-name="P5"><text:s text:c="2"/>activity</text:p>
            <text:p text:style-name="P5">&lt;/flow&gt;</text:p>
          </table:table-cell>
        </table:table-row>
      </table:table>
      <text:p text:style-name="P1"/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9">&lt;ifNode name=“<text:span text:style-name="T1">NCName</text:span>“ id=“<text:span text:style-name="T1">ID</text:span>“&gt;</text:p>
            <text:p text:style-name="P13"><text:s text:c="2"/>&lt;description&gt;</text:p>
            <text:p text:style-name="P9"><text:s text:c="5"/><text:span text:style-name="T1">any content</text:span></text:p>
            <text:p text:style-name="P9"><text:s text:c="2"/>&lt;/description&gt;</text:p>
            <text:p text:style-name="P9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9"><text:s text:c="2"/>&lt;targets&gt;</text:p>
            <text:p text:style-name="P9"><text:s text:c="4"/>&lt;target arcId=“<text:span text:style-name="T1">IDREF</text:span>“ /&gt;</text:p>
            <text:p text:style-name="P9"><text:s text:c="2"/>&lt;/targets&gt;</text:p>
            <text:p text:style-name="P9"><text:s text:c="2"/>&lt;sources&gt;</text:p>
            <text:p text:style-name="P9"><text:s text:c="4"/>&lt;source arcId=“<text:span text:style-name="T1">IDREF</text:span>“/&gt;</text:p>
            <text:p text:style-name="P9"><text:s text:c="2"/>&lt;/sources&gt;</text:p>
            <text:p text:style-name="P9"><text:s text:c="2"/>&lt;condition&gt;</text:p>
            <text:p text:style-name="P9"><text:s text:c="4"/>&lt;left-operand&gt;<text:span text:style-name="T1">left-spec</text:span>&lt;/left-operand&gt;</text:p>
            <text:p text:style-name="P9"><text:s text:c="4"/>&lt;operator&gt;<text:span text:style-name="T1">op-spec</text:span>&lt;/operator&gt;</text:p>
            <text:p text:style-name="P9"><text:s text:c="4"/>&lt;right-operand&gt;<text:span text:style-name="T1">right-spec</text:span>&lt;/right-operand&gt;</text:p>
            <text:p text:style-name="P9"><text:s text:c="2"/>&lt;/condtion&gt;</text:p>
            <text:p text:style-name="P9"><text:s text:c="2"/>&lt;nodes&gt;...&lt;/nodes&gt;</text:p>
            <text:p text:style-name="P9"><text:s text:c="2"/>&lt;arcs&gt;...&lt;/arcs&gt;</text:p>
            <text:p text:style-name="P9"><text:soft-page-break/><text:s text:c="2"/>&lt;elseif&gt;</text:p>
            <text:p text:style-name="P9"><text:s text:c="4"/>&lt;condition&gt;...&lt;/condition&gt;</text:p>
            <text:p text:style-name="P9"><text:s text:c="4"/>&lt;nodes&gt;...&lt;/nodes&gt;</text:p>
            <text:p text:style-name="P9"><text:s text:c="4"/>&lt;arcs&gt;...&lt;/arcs&gt;</text:p>
            <text:p text:style-name="P9"><text:s text:c="2"/>&lt;/elseif&gt;</text:p>
            <text:p text:style-name="P9"><text:s text:c="2"/>&lt;else&gt;</text:p>
            <text:p text:style-name="P9"><text:s text:c="4"/>&lt;nodes&gt;...&lt;/nodes&gt;</text:p>
            <text:p text:style-name="P9"><text:s text:c="4"/>&lt;arcs&gt;...&lt;/arcs&gt;</text:p>
            <text:p text:style-name="P9"><text:s text:c="2"/>&lt;/else&gt;</text:p>
            <text:p text:style-name="P9">&lt;/ifNode&gt;</text:p>
          </table:table-cell>
        </table:table-row>
        <table:table-row>
          <table:table-cell table:style-name="Tabelle8.A2" office:value-type="string">
            <text:p text:style-name="P5">&lt;if name=“<text:span text:style-name="T1">NCName</text:span>“&gt;</text:p>
            <text:p text:style-name="P5"><text:s text:c="2"/>&lt;condition&gt; <text:span text:style-name="T1">left-spec</text:span> <text:span text:style-name="T1">op-spec</text:span> <text:span text:style-name="T1">right-spec</text:span>&lt;/condition&gt;</text:p>
            <text:p text:style-name="P5"><text:s text:c="2"/>activity</text:p>
            <text:p text:style-name="P5"><text:s text:c="2"/>&lt;elseif&gt;</text:p>
            <text:p text:style-name="P5"><text:s text:c="4"/>&lt;condition&gt;...&lt;/condition&gt;</text:p>
            <text:p text:style-name="P5"><text:s text:c="4"/>activity</text:p>
            <text:p text:style-name="P5"><text:s text:c="2"/>&lt;/elseif&gt;</text:p>
            <text:p text:style-name="P5"><text:s text:c="2"/>&lt;else&gt;</text:p>
            <text:p text:style-name="P5"><text:s text:c="4"/>activity</text:p>
            <text:p text:style-name="P5"><text:s text:c="2"/>&lt;/else&gt;</text:p>
            <text:p text:style-name="P5">&lt;/if&gt;</text:p>
          </table:table-cell>
        </table:table-row>
      </table:table>
      <text:p text:style-name="P1"/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9">&lt;forEachNode name=“<text:span text:style-name="T1">NCName</text:span>“ id=“<text:span text:style-name="T1">ID</text:span>“</text:p>
            <text:p text:style-name="P9"><text:s/>counterName=“<text:span text:style-name="T1">DWDLVariableName</text:span>“</text:p>
            <text:p text:style-name="P9"><text:s/>parallel=<text:span text:style-name="T1">“yes|no“</text:span><text:span text:style-name="T7">&gt;</text:span></text:p>
            <text:p text:style-name="P9"><text:s text:c="2"/>&lt;description&gt;</text:p>
            <text:p text:style-name="P9"><text:s text:c="5"/><text:span text:style-name="T1">any content</text:span></text:p>
            <text:p text:style-name="P9"><text:s text:c="2"/>&lt;/description&gt;</text:p>
            <text:p text:style-name="P9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9"><text:s text:c="2"/>&lt;targets&gt;</text:p>
            <text:p text:style-name="P9"><text:s text:c="4"/>&lt;target arcId=“<text:span text:style-name="T1">IDREF</text:span>“ /&gt;</text:p>
            <text:p text:style-name="P9"><text:s text:c="2"/>&lt;/targets&gt;</text:p>
            <text:p text:style-name="P9"><text:s text:c="2"/>&lt;sources&gt;</text:p>
            <text:p text:style-name="P9"><text:s text:c="4"/>&lt;source arcId=“<text:span text:style-name="T1">IDREF</text:span>“/&gt;</text:p>
            <text:p text:style-name="P9"><text:s text:c="2"/>&lt;/sources&gt;</text:p>
            <text:p text:style-name="P9"><text:s text:c="2"/>&lt;startCounterValue&gt;</text:p>
            <text:p text:style-name="P9"><text:s text:c="4"/><text:span text:style-name="T1">start-spec</text:span></text:p>
            <text:p text:style-name="P9"><text:span text:style-name="T1"><text:s text:c="2"/></text:span><text:span text:style-name="T7">&lt;/startCounterValue&gt;</text:span></text:p>
            <text:p text:style-name="P9"><text:span text:style-name="T7"><text:s text:c="2"/>&lt;</text:span>finalCounterValue&gt;</text:p>
            <text:p text:style-name="P9"><text:s text:c="4"/><text:span text:style-name="T1">final-spec</text:span></text:p>
            <text:p text:style-name="P9"><text:span text:style-name="T7"><text:s text:c="2"/>&lt;/</text:span>finalCounterValue&gt;</text:p>
            <text:p text:style-name="P9"><text:s text:c="2"/>&lt;completionCondition&gt;</text:p>
            <text:p text:style-name="P9"><text:s text:c="4"/><text:span text:style-name="T1">comp-spec</text:span></text:p>
            <text:p text:style-name="P9"><text:s text:c="2"/>&lt;/completionCondition&gt;</text:p>
            <text:p text:style-name="P9"><text:s text:c="2"/>&lt;nodes&gt;...&lt;/nodes&gt;</text:p>
            <text:p text:style-name="P9"><text:s text:c="2"/>&lt;arcs&gt;...&lt;/arcs&gt;</text:p>
            <text:p text:style-name="P9">&lt;/forEachNode&gt;</text:p>
          </table:table-cell>
        </table:table-row>
        <table:table-row>
          <table:table-cell table:style-name="Tabelle9.A2" office:value-type="string">
            <text:p text:style-name="P5">&lt;forEach name=“<text:span text:style-name="T1">NCName</text:span>“ </text:p>
            <text:p text:style-name="P5"><text:s/>counterName="<text:span text:style-name="T1">BPELVariableName</text:span>" </text:p>
            <text:p text:style-name="P5"><text:s/>parallel="<text:span text:style-name="T1">yes</text:span>|<text:span text:style-name="T1">no</text:span>"&gt;</text:p>
            <text:p text:style-name="P5"><text:s text:c="2"/>&lt;startCounterValue&gt;<text:span text:style-name="T1">unsigned-integer-expression</text:span>&lt;/startCounterValue&gt;</text:p>
            <text:p text:style-name="P5"><text:s text:c="2"/>&lt;finalCounterValue&gt;<text:span text:style-name="T1">unsigned-integer-expression</text:span>&lt;/finalCounterValue&gt;</text:p>
            <text:p text:style-name="P5"><text:s text:c="2"/>&lt;completionCondition&gt;</text:p>
            <text:p text:style-name="P5"><text:s text:c="4"/>&lt;branches</text:p>
            <text:p text:style-name="P5"><text:soft-page-break/><text:s text:c="5"/>successfulBranchesOnly="<text:span text:style-name="T6">yes</text:span>"&gt;</text:p>
            <text:p text:style-name="P5"><text:s text:c="6"/><text:span text:style-name="T1">unsigned-integer-expression</text:span></text:p>
            <text:p text:style-name="P5"><text:s text:c="4"/>&lt;/branches&gt;</text:p>
            <text:p text:style-name="P5"><text:s text:c="2"/>&lt;/completionCondition&gt;</text:p>
            <text:p text:style-name="P5"><text:s text:c="2"/>&lt;scope ...&gt;...&lt;/scope&gt;</text:p>
            <text:p text:style-name="P5">&lt;/forEach&gt;</text:p>
          </table:table-cell>
        </table:table-row>
      </table:table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3">&lt;invokeNode name=“<text:span text:style-name="T1">NCName</text:span>“ id=“<text:span text:style-name="T1">ID</text:span>“</text:p>
            <text:p text:style-name="P9"><text:s/>activity=“<text:span text:style-name="T1">NCName</text:span>“&gt;</text:p>
            <text:p text:style-name="P9"><text:s text:c="2"/>&lt;description&gt; ?</text:p>
            <text:p text:style-name="P9"><text:s text:c="4"/><text:span text:style-name="T1">any content</text:span></text:p>
            <text:p text:style-name="P9"><text:s text:c="2"/>&lt;/description&gt;</text:p>
            <text:p text:style-name="P9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9"><text:s text:c="2"/>&lt;targets&gt;</text:p>
            <text:p text:style-name="P9"><text:s text:c="4"/>&lt;target arcId=“<text:span text:style-name="T1">IDREF</text:span>“ /&gt; +</text:p>
            <text:p text:style-name="P9"><text:s text:c="2"/>&lt;/targets&gt;</text:p>
            <text:p text:style-name="P9"><text:s text:c="2"/>&lt;sources&gt;</text:p>
            <text:p text:style-name="P9"><text:s text:c="4"/>&lt;source arcId=“<text:span text:style-name="T1">IDREF</text:span>“/&gt; +</text:p>
            <text:p text:style-name="P9"><text:s text:c="2"/>&lt;/sources&gt;</text:p>
            <text:p text:style-name="P9"><text:s text:c="2"/>&lt;inputVariable&gt;<text:span text:style-name="T1">DWDLVariableName</text:span>&lt;/inputVariable&gt; +</text:p>
            <text:p text:style-name="P9"><text:s text:c="2"/>&lt;outputVariable&gt;<text:span text:style-name="T1">DWDLVariableName</text:span><text:span text:style-name="T7">&lt;/outputVariable&gt; </text:span></text:p>
            <text:p text:style-name="P11"><text:s text:c="2"/>&lt;any&gt; … &lt;/any&gt;</text:p>
            <text:p text:style-name="P9">&lt;/invokeNode&gt;</text:p>
          </table:table-cell>
        </table:table-row>
        <table:table-row>
          <table:table-cell table:style-name="Table1.A2" office:value-type="string">
            <text:p text:style-name="P5">&lt;invoke name=“<text:span text:style-name="T1">NCName</text:span>“</text:p>
            <text:p text:style-name="P5"><text:s/>partnerLink="<text:span text:style-name="T1">NCName</text:span>"</text:p>
            <text:p text:style-name="P5"><text:s/>operation="<text:span text:style-name="T1">NCName</text:span>"</text:p>
            <text:p text:style-name="P5"><text:s/>inputVariable="<text:span text:style-name="T1">BPELVariableName</text:span>"</text:p>
            <text:p text:style-name="P5"><text:s/>outputVariable="<text:span text:style-name="T1">BPELVariableName</text:span>"&gt;</text:p>
            <text:p text:style-name="P5"/>
            <text:p text:style-name="P5"><text:s/>&lt;correlations&gt; </text:p>
            <text:p text:style-name="P5"><text:s text:c="2"/>&lt;correlation set="<text:span text:style-name="T1">NCName</text:span>" initiate="<text:span text:style-name="T1">yes</text:span>|<text:span text:style-name="T1">join</text:span>|<text:span text:style-name="T1">no</text:span>"</text:p>
            <text:p text:style-name="P5"><text:s text:c="3"/>pattern="<text:span text:style-name="T1">request</text:span>|<text:span text:style-name="T1">response</text:span>|<text:span text:style-name="T1">request-response</text:span>" /&gt;</text:p>
            <text:p text:style-name="P5"><text:s/>&lt;/correlations&gt;</text:p>
            <text:p text:style-name="P5"><text:s/></text:p>
            <text:p text:style-name="P5">&lt;/invoke&gt;</text:p>
          </table:table-cell>
        </table:table-row>
      </table:table>
      <text:p text:style-name="P1"/>
      <table:table table:name="Table9" table:style-name="Table9">
        <table:table-column table:style-name="Table9.A"/>
        <table:table-row>
          <table:table-cell table:style-name="Table9.A1" office:value-type="string">
            <text:p text:style-name="P13">&lt;arcs&gt;</text:p>
            <text:p text:style-name="P9"><text:s text:c="2"/>&lt;arc name=“<text:span text:style-name="T1">NCName</text:span>“ id=“<text:span text:style-name="T1">ID</text:span>“</text:p>
            <text:p text:style-name="P9"><text:s text:c="3"/>sourceNode=“<text:span text:style-name="T1">IDREF</text:span>“</text:p>
            <text:p text:style-name="P9"><text:s text:c="3"/>targetNode=“<text:span text:style-name="T1">IDREF</text:span>“ /&gt;</text:p>
            <text:p text:style-name="P9">&lt;/arcs&gt;</text:p>
          </table:table-cell>
        </table:table-row>
        <table:table-row>
          <table:table-cell table:style-name="Table9.A2" office:value-type="string">
            <text:p text:style-name="P5">&lt;links&gt;</text:p>
            <text:p text:style-name="P5"><text:s text:c="2"/>&lt;link name=“<text:span text:style-name="T1">ID</text:span>“ /&gt;</text:p>
            <text:p text:style-name="P5">&lt;/links&gt;</text:p>
          </table:table-cell>
        </table:table-row>
      </table:table>
      <text:p text:style-name="P1"/>
      <text:p text:style-name="P1"/>
      <text:p text:style-name="P2">2. PartnerLinks</text:p>
      <text:p text:style-name="P1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5">&lt;partnerLinks&gt;</text:p>
            <text:p text:style-name="P5"><text:s text:c="2"/>&lt;partnerLink name=“<text:span text:style-name="T4">tenantName</text:span>“</text:p>
            <text:p text:style-name="P5"><text:s text:c="3"/>myRole=“<text:span text:style-name="T6">processProvider</text:span>“&gt;</text:p>
            <text:p text:style-name="P5"><text:s text:c="2"/>&lt;/partnerLink&gt;</text:p>
            <text:p text:style-name="P5"><text:soft-page-break/><text:s text:c="2"/>&lt;partnerLink name="<text:span text:style-name="T6">Email-WS</text:span>" </text:p>
            <text:p text:style-name="P5"><text:s text:c="3"/>partnerLinkType="<text:span text:style-name="T6">Email-WS-PLT</text:span>" </text:p>
            <text:p text:style-name="P5"><text:s text:c="3"/>partnerRole="<text:span text:style-name="T6">Email-WS-Provider</text:span>"&gt;</text:p>
            <text:p text:style-name="P5"><text:s text:c="2"/>&lt;/partnerLink&gt;</text:p>
            <text:p text:style-name="P5"><text:s text:c="2"/>&lt;partnerLink</text:p>
            <text:p text:style-name="P5"><text:s text:c="3"/>name=“<text:span text:style-name="T6">HumanTask-WS</text:span>“</text:p>
            <text:p text:style-name="P5"><text:s text:c="3"/>partnerLinkType=“<text:span text:style-name="T6">HumanTask-WS-PLT</text:span>“</text:p>
            <text:p text:style-name="P5"><text:s text:c="3"/>myRole=“<text:span text:style-name="T6">HumanTask-WS-Client</text:span>“</text:p>
            <text:p text:style-name="P5"><text:s text:c="3"/>partnerRole=“<text:span text:style-name="T6">HumanTask-WS-Provider</text:span>“</text:p>
            <text:p text:style-name="P5">&lt;/partnerLink&gt;</text:p>
          </table:table-cell>
        </table:table-row>
      </table:table>
      <text:p text:style-name="P1"/>
      <text:p text:style-name="P2">3. Control of process flow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&lt;workflow&gt;</text:p>
            <text:p text:style-name="P10"><text:s text:c="2"/>&lt;nodes&gt;</text:p>
            <text:p text:style-name="P10"><text:s text:c="4"/><text:span text:style-name="T1">&lt;startNode /&gt;</text:span></text:p>
            <text:p text:style-name="P12"><text:s text:c="4"/>&lt;flowNode /&gt;</text:p>
            <text:p text:style-name="P12"><text:s text:c="4"/>&lt;ifNode /&gt;</text:p>
            <text:p text:style-name="P12"><text:s text:c="4"/>&lt;foreachNode /&gt;</text:p>
            <text:p text:style-name="P12"><text:s text:c="4"/>&lt;invokeNode /&gt;</text:p>
            <text:p text:style-name="P12"><text:s text:c="4"/>&lt;endNode <text:s/>/&gt;</text:p>
            <text:p text:style-name="P10"><text:s text:c="2"/>&lt;nodes&gt;</text:p>
            <text:p text:style-name="P10"><text:s text:c="2"/>&lt;arcs&gt;</text:p>
            <text:p text:style-name="P10"><text:s text:c="4"/>&lt;<text:span text:style-name="T1">arc id=“1“ /&gt;</text:span></text:p>
            <text:p text:style-name="P12"><text:s text:c="4"/>&lt;arc id=“2“ /&gt;</text:p>
            <text:p text:style-name="P12"><text:s text:c="4"/>&lt;arc id=“3“ /&gt;</text:p>
            <text:p text:style-name="P10"><text:s text:c="2"/>&lt;/arcs&gt;</text:p>
            <text:p text:style-name="P10">&lt;/workflow&gt;</text:p>
          </table:table-cell>
        </table:table-row>
        <table:table-row>
          <table:table-cell table:style-name="Table2.A2" office:value-type="string">
            <text:p text:style-name="P6">&lt;flow&gt;</text:p>
            <text:p text:style-name="P6"><text:s text:c="2"/>&lt;links&gt;</text:p>
            <text:p text:style-name="P6"><text:s text:c="4"/>&lt;<text:span text:style-name="T1">link name=“1“ /&gt;</text:span></text:p>
            <text:p text:style-name="P7"><text:s text:c="4"/>&lt;link name=“2“ /&gt;</text:p>
            <text:p text:style-name="P7"><text:s text:c="4"/>&lt;link name=“3“ /&gt;</text:p>
            <text:p text:style-name="P6"><text:s text:c="2"/>&lt;/links&gt;</text:p>
            <text:p text:style-name="P6"><text:s text:c="2"/>&lt;assign /&gt;</text:p>
            <text:p text:style-name="P6"><text:s text:c="2"/><text:span text:style-name="T1">&lt;receive /&gt;</text:span></text:p>
            <text:p text:style-name="P7"><text:s text:c="2"/>&lt;flow /&gt;</text:p>
            <text:p text:style-name="P7"><text:s text:c="2"/>&lt;if /&gt;</text:p>
            <text:p text:style-name="P7"><text:s text:c="2"/>&lt;foreach /&gt;</text:p>
            <text:p text:style-name="P7"><text:s text:c="2"/>&lt;invoke /&gt;</text:p>
            <text:p text:style-name="P7"><text:s text:c="2"/>&lt;reply <text:s/>/&gt;</text:p>
            <text:p text:style-name="P6">&lt;/flow&gt;</text:p>
          </table:table-cell>
        </table:table-row>
      </table:table>
      <text:p text:style-name="P3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">&lt;ifNode /&gt;</text:p>
          </table:table-cell>
        </table:table-row>
        <table:table-row>
          <table:table-cell table:style-name="Table10.A2" office:value-type="string">
            <text:p text:style-name="P6">&lt;sequence&gt;</text:p>
            <text:p text:style-name="P6"><text:s text:c="2"/>&lt;assign /&gt;</text:p>
            <text:p text:style-name="P6"><text:s text:c="2"/>&lt;if /&gt;</text:p>
            <text:p text:style-name="P6">&lt;/sequence&gt;</text:p>
          </table:table-cell>
        </table:table-row>
      </table:table>
      <text:p text:style-name="P3"/>
      <text:p text:style-name="P3"/>
      <table:table table:name="Table4" table:style-name="Table4">
        <table:table-column table:style-name="Table4.A"/>
        <table:table-row>
          <table:table-cell table:style-name="Table4.A1" office:value-type="string">
            <text:p text:style-name="P10">&lt;forEachNode/&gt;</text:p>
          </table:table-cell>
        </table:table-row>
        <table:table-row>
          <table:table-cell table:style-name="Table4.A2" office:value-type="string">
            <text:p text:style-name="P6">&lt;sequence&gt;</text:p>
            <text:p text:style-name="P6"><text:soft-page-break/><text:s text:c="2"/>&lt;assign /&gt;</text:p>
            <text:p text:style-name="P6"><text:s text:c="2"/>&lt;forEach /&gt;</text:p>
            <text:p text:style-name="P6"><text:s text:c="2"/>&lt;assign /&gt;</text:p>
            <text:p text:style-name="P6">&lt;/sequence&gt;</text:p>
          </table:table-cell>
        </table:table-row>
      </table:table>
      <text:p text:style-name="P3"/>
      <table:table table:name="Table3" table:style-name="Table3">
        <table:table-column table:style-name="Table3.A"/>
        <table:table-row>
          <table:table-cell table:style-name="Table3.A1" office:value-type="string">
            <text:p text:style-name="P10">&lt;invokeNode/&gt;</text:p>
          </table:table-cell>
        </table:table-row>
        <table:table-row>
          <table:table-cell table:style-name="Table3.A2" office:value-type="string">
            <text:p text:style-name="P6">&lt;sequence&gt;</text:p>
            <text:p text:style-name="P6"><text:s text:c="2"/>&lt;assign /&gt;</text:p>
            <text:p text:style-name="P6"><text:s text:c="2"/>&lt;invoke /&gt;</text:p>
            <text:p text:style-name="P6"><text:s text:c="2"/>&lt;assign /&gt;</text:p>
            <text:p text:style-name="P6">&lt;/sequence&gt;</text:p>
          </table:table-cell>
        </table:table-row>
      </table:table>
      <text:p text:style-name="P3"/>
      <text:p text:style-name="P3"/>
      <text:p text:style-name="P2">4. Assignments</text:p>
      <text:p text:style-name="P3"/>
      <table:table table:name="Table6" table:style-name="Table6">
        <table:table-column table:style-name="Table6.A"/>
        <table:table-row>
          <table:table-cell table:style-name="Table6.A1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6"/>
          </table:table-cell>
        </table:table-row>
      </table:table>
      <text:p text:style-name="P3"/>
      <text:p text:style-name="P3"/>
      <text:p text:style-name="P2">5. Messages</text:p>
      <text:p text:style-name="P3"/>
      <table:table table:name="Table5" table:style-name="Table5">
        <table:table-column table:style-name="Table5.A"/>
        <table:table-row>
          <table:table-cell table:style-name="Table5.A1" office:value-type="string">
            <text:p text:style-name="P9">&lt;variables&gt;</text:p>
            <text:p text:style-name="P9"><text:s text:c="2"/>&lt;variable name=“<text:span text:style-name="T1">DWDLVariableName</text:span>“ </text:p>
            <text:p text:style-name="P9"><text:s text:c="3"/>type=“<text:span text:style-name="T1">QName</text:span>“</text:p>
            <text:p text:style-name="P9"><text:s text:c="3"/>configurationVarialbe=“<text:span text:style-name="T1">yes</text:span>“ /&gt;</text:p>
            <text:p text:style-name="P10">&lt;/variables&gt;</text:p>
          </table:table-cell>
        </table:table-row>
        <table:table-row>
          <table:table-cell table:style-name="Table5.A2" office:value-type="string">
            <text:p text:style-name="P6">&lt;variables&gt;</text:p>
            <text:p text:style-name="P6"><text:s text:c="2"/>&lt;variable name=“<text:span text:style-name="T6">startConfigurations</text:span>“ type=“<text:span text:style-name="T6">startMessage</text:span>“ /&gt;</text:p>
            <text:p text:style-name="P6">&lt;/variables&gt;</text:p>
          </table:table-cell>
        </table:table-row>
      </table:table>
      <text:p text:style-name="P3"/>
      <table:table table:name="Table8" table:style-name="Table8">
        <table:table-column table:style-name="Table8.A"/>
        <table:table-row>
          <table:table-cell table:style-name="Table8.A1" office:value-type="string">
            <text:p text:style-name="P6">&lt;variable name=“<text:span text:style-name="T6">faultMessage</text:span>“ </text:p>
            <text:p text:style-name="P6"><text:s/>type=“<text:span text:style-name="T6">eMailWSProcessRequestMessage</text:span>“ /&gt;</text:p>
            <text:p text:style-name="P6">&lt;variable name=“<text:span text:style-name="T6">faultMessageResponse</text:span>“ type=“<text:span text:style-name="T6">eMailWSProcessResponseMessage</text:span>“ /&gt;</text:p>
          </table:table-cell>
        </table:table-row>
      </table:table>
      <text:p text:style-name="P3"/>
      <text:p text:style-name="P3"/>
      <text:p text:style-name="P2">6. Correlations</text:p>
      <text:p text:style-name="P3"/>
      <table:table table:name="Table7" table:style-name="Table7">
        <table:table-column table:style-name="Table7.A"/>
        <table:table-row>
          <table:table-cell table:style-name="Table7.A1" office:value-type="string">
            <text:p text:style-name="P6">&lt;correlationSets&gt;</text:p>
            <text:p text:style-name="P6"><text:s text:c="2"/>&lt;correlationSet name="<text:span text:style-name="T6">standard-correlation</text:span>" </text:p>
            <text:p text:style-name="P6"><text:s text:c="3"/>properties="<text:span text:style-name="T1">processID</text:span>" /&gt;</text:p>
            <text:p text:style-name="P6">&lt;/correlationSets&gt;</text:p>
          </table:table-cell>
        </table:table-row>
      </table:table>
      <text:p text:style-name="P3"/>
      <text:p text:style-name="P3"/>
      <text:p text:style-name="P2">7. Namespaces and Imports</text:p>
      <text:p text:style-name="P3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6">&lt;xmlns:ews="<text:span text:style-name="T6">http://decidr.de/websercices/Email-WS</text:span>" </text:p>
            <text:p text:style-name="P6"><text:s/>xmlns:htws="<text:span text:style-name="T6">http://decidr.de/websercices/HumanTask-WS</text:span>" </text:p>
          </table:table-cell>
        </table:table-row>
      </table:table>
      <text:p text:style-name="P3"/>
      <table:table table:name="Table15" table:style-name="Table15">
        <table:table-column table:style-name="Table15.A"/>
        <text:soft-page-break/>
        <table:table-row>
          <table:table-cell table:style-name="Table15.A1" office:value-type="string">
            <text:p text:style-name="P6">&lt;import namespace="<text:span text:style-name="T6">http://decidr.de/websercices/Email-WS</text:span>" <text:s/></text:p>
            <text:p text:style-name="P6"><text:s/>location="<text:span text:style-name="T6">Email-WS.wsdl</text:span>"</text:p>
            <text:p text:style-name="P6"><text:s/>importType="<text:a xlink:type="simple" xlink:href="" text:style-name="Internet_20_link" text:visited-style-name="Visited_20_Internet_20_Link"><text:span text:style-name="T10">http://schemas.xmlsoap.org/wsdl/</text:span></text:a>" /&gt;</text:p>
            <text:p text:style-name="P6">&lt;import namespace="<text:a xlink:type="simple" xlink:href="" text:style-name="Internet_20_link" text:visited-style-name="Visited_20_Internet_20_Link"><text:span text:style-name="T6">http://decidr.de/websercices/HumanTask-WS</text:span></text:a>"</text:p>
            <text:p text:style-name="P6"><text:s/>location=<text:span text:style-name="T6">“HumanTask-WS.wsdl“</text:span></text:p>
            <text:p text:style-name="P6"><text:s/>importType=“<text:a xlink:type="simple" xlink:href="" text:style-name="Internet_20_link" text:visited-style-name="Visited_20_Internet_20_Link">http://schemas.xmlsoap.org/wsdl/</text:a>“ /&gt;</text:p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997cm" fo:margin-left="1.058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7T21:59:09.99</meta:creation-date>
    <dc:date>2009-04-27T15:10:15.34</dc:date>
    <meta:editing-duration>PT12H00M39S</meta:editing-duration>
    <meta:editing-cycles>138</meta:editing-cycles>
    <meta:generator>OpenOffice.org/3.0$Win32 OpenOffice.org_project/300m15$Build-9379</meta:generator>
    <meta:document-statistic meta:table-count="23" meta:image-count="0" meta:object-count="0" meta:page-count="8" meta:paragraph-count="329" meta:word-count="505" meta:character-count="7084"/>
    <meta:user-defined meta:name="Info 1"/>
    <meta:user-defined meta:name="Info 2"/>
    <meta:user-defined meta:name="Info 3"/>
    <meta:user-defined meta:name="Info 4"/>
  </office:meta>
</office:document-meta>
</file>